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B000002641E993046BC7251D9.png" manifest:media-type="image/png"/>
  <manifest:file-entry manifest:full-path="Pictures/100002010000032B0000026499044663671B02DA.png" manifest:media-type="image/png"/>
  <manifest:file-entry manifest:full-path="Pictures/100002010000078000000438684AA3A4625C95E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title" style:list-style-name="L7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7941d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794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Open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0;p10" presentation:style-name="pr1" draw:text-style-name="P1" draw:layer="layout" svg:width="11.861cm" svg:height="7.855cm" svg:x="0.866cm" svg:y="1.718cm" presentation:class="title" presentation:placeholder="true" presentation:user-transformed="true">
          <draw:text-box/>
        </draw:frame>
        <draw:frame draw:name="Google Shape;51;p10" presentation:style-name="pr2" draw:text-style-name="P2" draw:layer="layout" svg:width="11.861cm" svg:height="3.032cm" svg:x="0.866cm" svg:y="9.716cm" presentation:class="subtitle" presentation:placeholder="true" presentation:user-transformed="true">
          <draw:text-box/>
        </draw:frame>
        <presentation:notes draw:style-name="dp2">
          <draw:page-thumbnail draw:name="Google Shape;47;p:notes" draw:style-name="gr1" draw:layer="layout" svg:width="16.933cm" svg:height="9.524cm" svg:x="1.059cm" svg:y="1.905cm" draw:page-number="1" presentation:class="page"/>
          <draw:frame draw:name="Google Shape;48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56;p11" presentation:style-name="pr4" draw:text-style-name="P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57;p11" presentation:style-name="pr5" draw:text-style-name="P5" draw:layer="layout" svg:width="23.667cm" svg:height="8.766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53;g502e72928c_0_113:notes" draw:style-name="gr1" draw:layer="layout" svg:width="16.932cm" svg:height="9.524cm" svg:x="1.059cm" svg:y="1.905cm" draw:page-number="2" presentation:class="page"/>
          <draw:frame draw:name="Google Shape;54;g502e72928c_0_11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TWO_5f_COLUMNS" presentation:presentation-page-layout-name="AL3T3">
        <draw:frame draw:name="Google Shape;62;p12" presentation:style-name="pr7" draw:text-style-name="P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3;p12" presentation:style-name="pr8" draw:text-style-name="P6" draw:layer="layout" svg:width="11.11cm" svg:height="8.786cm" svg:x="0.866cm" svg:y="3.201cm" presentation:class="outline" presentation:placeholder="true" presentation:user-transformed="true">
          <draw:text-box/>
        </draw:frame>
        <draw:frame draw:name="Google Shape;64;p12" presentation:style-name="pr9" draw:text-style-name="P6" draw:layer="layout" svg:width="11.11cm" svg:height="8.786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59;g502e72928c_0_118:notes" draw:style-name="gr1" draw:layer="layout" svg:width="16.932cm" svg:height="9.524cm" svg:x="1.059cm" svg:y="1.905cm" draw:page-number="3" presentation:class="page"/>
          <draw:frame draw:name="Google Shape;60;g502e72928c_0_11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ONLY" presentation:presentation-page-layout-name="AL4T19">
        <draw:frame draw:name="Google Shape;69;p13" presentation:style-name="pr11" draw:text-style-name="P4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66;g502e72928c_0_124:notes" draw:style-name="gr1" draw:layer="layout" svg:width="16.932cm" svg:height="9.524cm" svg:x="1.059cm" svg:y="1.905cm" draw:page-number="4" presentation:class="page"/>
          <draw:frame draw:name="Google Shape;67;g502e72928c_0_12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presentation:notes draw:style-name="dp2">
          <draw:page-thumbnail draw:name="Google Shape;71;g502e72928c_0_144:notes" draw:style-name="gr1" draw:layer="layout" svg:width="16.932cm" svg:height="9.524cm" svg:x="1.059cm" svg:y="1.905cm" draw:page-number="5" presentation:class="page"/>
          <draw:frame draw:name="Google Shape;72;g502e72928c_0_14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_5f_POINT">
        <draw:frame draw:name="Google Shape;78;p15" presentation:style-name="pr14" draw:text-style-name="P7" draw:layer="layout" svg:width="22.712cm" svg:height="7.957cm" svg:x="1.344cm" svg:y="3.165cm" presentation:class="title" presentation:placeholder="true" presentation:user-transformed="true">
          <draw:text-box/>
        </draw:frame>
        <presentation:notes draw:style-name="dp2">
          <draw:page-thumbnail draw:name="Google Shape;75;g502e72928c_0_128:notes" draw:style-name="gr1" draw:layer="layout" svg:width="16.932cm" svg:height="9.524cm" svg:x="1.059cm" svg:y="1.905cm" draw:page-number="6" presentation:class="page"/>
          <draw:frame draw:name="Google Shape;76;g502e72928c_0_128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7941d" draw:end-color="#ed1c24" draw:start-intensity="100%" draw:end-intensity="100%" draw:angle="900" draw:border="0%"/>
    <draw:gradient draw:name="msFillGradient_20_1" draw:display-name="msFillGradient 1" draw:style="linear" draw:start-color="#f7941d" draw:end-color="#ed1c24" draw:start-intensity="100%" draw:end-intensity="100%" draw:angle="900" draw:border="0%"/>
    <draw:fill-image draw:name="msFillBitmap_20_1" draw:display-name="msFillBitmap 1" xlink:href="Pictures/100002010000078000000438684AA3A4625C95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gradient" draw:fill-gradient-name="msFillGradient_20_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gradient" draw:fill-gradient-name="msFillGradient_20_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msFill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msFillGradient_20_1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11.861cm" svg:height="7.855cm" svg:x="0.866cm" svg:y="1.71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8" draw:layer="backgroundobjects" svg:width="9.333cm" svg:height="7.043cm" svg:x="14.038cm" svg:y="3.622cm">
        <draw:image xlink:href="Pictures/100002010000032B0000026499044663671B02DA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1" draw:style-name="Mgr3" draw:text-style-name="MP5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8.766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3;p4" draw:style-name="Mgr4" draw:text-style-name="MP8" draw:layer="backgroundobjects" svg:width="1.669cm" svg:height="1.259cm" svg:x="11.865cm" svg:y="12.154cm">
        <draw:image xlink:href="Pictures/100002010000032B000002641E993046BC7251D9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6;p1" draw:style-name="Mgr3" draw:text-style-name="MP5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8.786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8.786cm" svg:x="13.423cm" svg:y="3.201cm" presentation:class="outline" presentation:placeholder="true" presentation:user-transformed="true">
        <draw:text-box/>
      </draw:frame>
      <draw:frame draw:name="Google Shape;28;p5" presentation:style-name="Mpr7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9;p5" draw:style-name="Mgr4" draw:text-style-name="MP8" draw:layer="backgroundobjects" svg:width="1.669cm" svg:height="1.259cm" svg:x="11.865cm" svg:y="12.154cm">
        <draw:image xlink:href="Pictures/100002010000032B000002641E993046BC7251D9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6;p1" draw:style-name="Mgr3" draw:text-style-name="MP5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2;p6" presentation:style-name="Mpr10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33;p6" draw:style-name="Mgr4" draw:text-style-name="MP8" draw:layer="backgroundobjects" svg:width="1.669cm" svg:height="1.259cm" svg:x="11.865cm" svg:y="12.154cm">
        <draw:image xlink:href="Pictures/100002010000032B000002641E993046BC7251D9.png" xlink:type="simple" xlink:show="embed" xlink:actuate="onLoad">
          <text:p/>
        </draw:image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;p1" draw:style-name="Mgr3" draw:text-style-name="MP5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4;p9" presentation:style-name="Mpr13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5;p9" draw:style-name="Mgr4" draw:text-style-name="MP8" draw:layer="backgroundobjects" svg:width="1.669cm" svg:height="1.259cm" svg:x="11.865cm" svg:y="12.154cm">
        <draw:image xlink:href="Pictures/100002010000032B000002641E993046BC7251D9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6;p1" draw:style-name="Mgr5" draw:text-style-name="MP9" draw:layer="backgroundobjects" svg:width="25.415cm" svg:height="0.697cm" svg:x="-0.008cm" svg:y="13.6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8" draw:style-name="Mgr4" draw:text-style-name="MP8" draw:layer="backgroundobjects" svg:width="1.651cm" svg:height="1.246cm" svg:x="11.874cm" svg:y="12.149cm">
        <draw:image xlink:href="Pictures/100002010000032B0000026499044663671B02DA.png" xlink:type="simple" xlink:show="embed" xlink:actuate="onLoad">
          <text:p/>
        </draw:image>
      </draw:frame>
      <draw:frame draw:name="Google Shape;41;p8" presentation:style-name="MAIN_5f_POINT-title" draw:layer="backgroundobjects" svg:width="22.712cm" svg:height="7.957cm" svg:x="1.344cm" svg:y="3.165cm" presentation:class="title" presentation:placeholder="true" presentation:user-transformed="true">
        <draw:text-box/>
      </draw:frame>
      <draw:frame draw:name="Google Shape;42;p8" presentation:style-name="Mpr16" draw:text-style-name="MP7" draw:layer="backgroundobjects" svg:width="0.93cm" svg:height="0.547cm" svg:x="24.313cm" svg:y="13.6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